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1">
      <style:text-properties officeooo:paragraph-rsid="000fd028"/>
    </style:style>
    <style:style style:name="P4" style:family="paragraph" style:parent-style-name="Title_20_Shobido_20_1">
      <style:text-properties fo:color="#ff0000"/>
    </style:style>
    <style:style style:name="P5" style:family="paragraph" style:parent-style-name="Title_20_Shobido_20_2">
      <style:text-properties fo:color="#ff0000"/>
    </style:style>
    <style:style style:name="P6" style:family="paragraph" style:parent-style-name="Title_20_Shobido_20_2">
      <style:text-properties officeooo:paragraph-rsid="001c0579"/>
    </style:style>
    <style:style style:name="P7" style:family="paragraph" style:parent-style-name="Title_20_Shobido_20_2">
      <style:text-properties style:use-window-font-color="true"/>
    </style:style>
    <style:style style:name="P8" style:family="paragraph" style:parent-style-name="Title_20_Shobido_20_2">
      <style:text-properties style:use-window-font-color="true" officeooo:paragraph-rsid="000ea600"/>
    </style:style>
    <style:style style:name="P9" style:family="paragraph" style:parent-style-name="Corpus_20_A">
      <style:text-properties fo:color="#ff0000"/>
    </style:style>
    <style:style style:name="P10" style:family="paragraph" style:parent-style-name="Corpus_20_A">
      <style:text-properties fo:color="#ff0000" officeooo:paragraph-rsid="0018aaad"/>
    </style:style>
    <style:style style:name="P11" style:family="paragraph" style:parent-style-name="Corpus_20_A">
      <style:text-properties fo:color="#ff0000" officeooo:paragraph-rsid="00192375"/>
    </style:style>
    <style:style style:name="P12" style:family="paragraph" style:parent-style-name="Corpus_20_A">
      <style:text-properties fo:color="#ff0000" officeooo:paragraph-rsid="001afba3"/>
    </style:style>
    <style:style style:name="P13" style:family="paragraph" style:parent-style-name="Corpus_20_A">
      <style:text-properties fo:color="#ff0000" officeooo:paragraph-rsid="0016367f"/>
    </style:style>
    <style:style style:name="P14" style:family="paragraph" style:parent-style-name="Corpus_20_A">
      <style:text-properties fo:color="#ff0000" officeooo:paragraph-rsid="0017ae44"/>
    </style:style>
    <style:style style:name="P15" style:family="paragraph" style:parent-style-name="Corpus_20_A">
      <style:text-properties fo:color="#ff0000" officeooo:paragraph-rsid="001c0579"/>
    </style:style>
    <style:style style:name="P16" style:family="paragraph" style:parent-style-name="Corpus_20_A">
      <style:text-properties fo:color="#ff0000" officeooo:paragraph-rsid="002028ec"/>
    </style:style>
    <style:style style:name="P17" style:family="paragraph" style:parent-style-name="Corpus_20_A">
      <style:text-properties officeooo:paragraph-rsid="001c0579"/>
    </style:style>
    <style:style style:name="P18" style:family="paragraph" style:parent-style-name="Corpus_20_A">
      <style:text-properties style:use-window-font-color="true"/>
    </style:style>
    <style:style style:name="P19" style:family="paragraph" style:parent-style-name="Corpus_20_A">
      <style:text-properties style:use-window-font-color="true" officeooo:paragraph-rsid="001c0579"/>
    </style:style>
    <style:style style:name="P20" style:family="paragraph" style:parent-style-name="Title_20_Shobido_20_3">
      <style:text-properties fo:color="#ff0000"/>
    </style:style>
    <style:style style:name="P21" style:family="paragraph" style:parent-style-name="Corpus_20_Note">
      <style:text-properties fo:color="#ff0000"/>
    </style:style>
    <style:style style:name="P22" style:family="paragraph" style:parent-style-name="Corpus_20_Note">
      <style:text-properties fo:color="#ff0000" officeooo:paragraph-rsid="0011643e"/>
    </style:style>
    <style:style style:name="P23" style:family="paragraph" style:parent-style-name="Corpus_20_Note">
      <style:text-properties style:use-window-font-color="true"/>
    </style:style>
    <style:style style:name="P24" style:family="paragraph" style:parent-style-name="Corpus_20_Note">
      <style:text-properties style:use-window-font-color="true" officeooo:paragraph-rsid="000ea600"/>
    </style:style>
    <style:style style:name="T1" style:family="text">
      <style:text-properties fo:color="#800000" officeooo:rsid="000fd028"/>
    </style:style>
    <style:style style:name="T2" style:family="text">
      <style:text-properties officeooo:rsid="000ea600"/>
    </style:style>
    <style:style style:name="T3" style:family="text">
      <style:text-properties officeooo:rsid="000fd028"/>
    </style:style>
    <style:style style:name="T4" style:family="text">
      <style:text-properties officeooo:rsid="00172bdd"/>
    </style:style>
    <style:style style:name="T5" style:family="text">
      <style:text-properties officeooo:rsid="002257b7"/>
    </style:style>
    <style:style style:name="T6" style:family="text">
      <style:text-properties officeooo:rsid="0011643e"/>
    </style:style>
    <style:style style:name="T7" style:family="text">
      <style:text-properties officeooo:rsid="0012f0cc"/>
    </style:style>
    <style:style style:name="T8" style:family="text">
      <style:text-properties officeooo:rsid="001466ca"/>
    </style:style>
    <style:style style:name="T9" style:family="text">
      <style:text-properties officeooo:rsid="00153534"/>
    </style:style>
    <style:style style:name="T10" style:family="text">
      <style:text-properties officeooo:rsid="0016367f"/>
    </style:style>
    <style:style style:name="T11" style:family="text">
      <style:text-properties officeooo:rsid="0017ae44"/>
    </style:style>
    <style:style style:name="T12" style:family="text">
      <style:text-properties officeooo:rsid="0018aaad"/>
    </style:style>
    <style:style style:name="T13" style:family="text">
      <style:text-properties officeooo:rsid="00192375"/>
    </style:style>
    <style:style style:name="T14" style:family="text">
      <style:text-properties officeooo:rsid="001afba3"/>
    </style:style>
    <style:style style:name="T15" style:family="text">
      <style:text-properties officeooo:rsid="001c0579"/>
    </style:style>
    <style:style style:name="T16" style:family="text">
      <style:text-properties style:use-window-font-color="true" officeooo:rsid="000fd028"/>
    </style:style>
    <style:style style:name="T17" style:family="text">
      <style:text-properties officeooo:rsid="001dfdc3"/>
    </style:style>
    <style:style style:name="T18" style:family="text">
      <style:text-properties officeooo:rsid="001e5662"/>
    </style:style>
    <style:style style:name="T19" style:family="text">
      <style:text-properties officeooo:rsid="002028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Ordres (1)</text:h>
      <text:p text:style-name="Title_20_Shobido_20_2">Assignation des ordres (1)</text:p>
      <text:p text:style-name="Corpus_20_A">Tous les soldats « valides » peuvent recevoir un ordre. Les ordres sont déposés face cachée par chacun des joueurs pour chacune de leurs unités.</text:p>
      <text:p text:style-name="Corpus_20_A">Une fois que les joueurs ont terminé de donner leurs ordres, tous les marqueurs d'ordres sont retournés face visible.</text:p>
      <text:p text:style-name="Corpus_20_A">IMPORTANT : Une unité qui n'a pas reçu d'ordres se voit assigner un ordre « mouvement», et ce quelle que soit la phase de jeu à laquelle on se rend compte qu'elle n’a pas eu d'ordre.</text:p>
      <text:p text:style-name="Corpus_20_A">IMPORTANT : Il est à la charge de chaque joueur de faire en sorte que l'association d'un ordre avec une unité soit net<text:span text:style-name="T15">te</text:span>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 </text:p>
      <text:p text:style-name="Title_20_Shobido_20_2">artillerie (<text:span text:style-name="T15">2)</text:span></text:p>
      <text:p text:style-name="Corpus_20_A">Les pièces d'artillerie peuvent en premier lieu récupérer un de leurs marqueurs assignés sur le terrain, elles peuvent ensuite assigner sur le terrain autant de marqueurs non assignés qu'elles en possèdent.</text:p>
      <text:p text:style-name="Corpus_20_A">Si elles cessent le tir elles récupèrent tous leurs marqueurs, si elles reprennent le tir elles doivent obligatoirement assigner tous les marqueurs dont elles disposent.</text:p>
      <text:p text:style-name="Corpus_20_A">Les mortiers possèdent 6 marqueurs, les obusiers en possèdent 3.</text:p>
      <text:p text:style-name="Title_20_Shobido_20_2">modification des ordres (<text:span text:style-name="T15">3</text:span>)</text:p>
      <text:p text:style-name="P17"><text:span text:style-name="T15">1 - RADIO :</text:span></text:p>
      <text:p text:style-name="Corpus_20_A">Les personnages dotés de la compétence « radio » peuvent tenter de modifier l'ordre de leur unité.</text:p>
      <text:p text:style-name="Corpus_20_A">Le résultat de l'activation de la compétence est déterminé par un D10 :</text:p>
      <text:p text:style-name="Corpus_20_A">Sur un 5+ le nouvel ordre est confirmé, le joueur place un nouveau marqueur d'ordres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text:p>
      <text:p text:style-name="Corpus_20_A">Une fois toutes les modifications effectuées on retourne face visible les nouveaux ordres.</text:p>
      <text:p text:style-name="P17"><text:span text:style-name="T15">2 - REDEPLOIEMENT :</text:span></text:p>
      <text:p text:style-name="P15"><text:span text:style-name="T15">A</text:span><text:span text:style-name="T3">vant d’effectuer un déplacement à l’aide d’un ordre de redéploiement, un soldat valide peut faire effectuer un test de blocage à tout soldat allié bloqué à moins de 1ps dans l’espoir de le débloquer. Le résultat du test effectué lors de cette phase ne peut jamais entraîner un résultat de « panique » (ces résultats seront ignorés), si le résultat est « débloqué » le soldat débloqué reçoit un ordre de redéploiement pour ce tour et peut effectuer son mouvement dès que son initiative le lui permet. En cas d’échec, le soldat bloqué garde son statut bloqué, le soldat en redéploiement peut effectuer son mouvement normalement.</text:span></text:p>
      <text:p text:style-name="P6">gestion des réserves (<text:span text:style-name="T15">3</text:span>)</text:p>
      <text:p text:style-name="P17">Les unités en « réserve » peuvent entrer soit par la « zone de renforts », soit conformément aux compétences « parachutisme », « infiltration », <text:span text:style-name="T15">« téléportation » </text:span>ou « tunnelier ».</text:p>
      <text:p text:style-name="P17">Les soldats en contact socle à socle avec un affût peuvent en devenir les servants, avec un maximum de deux servants pour chaque affût. Inversement, les servants peuvent retrouver leur statut de soldat.</text:p>
      <text:p text:style-name="P17">Les véhicules ayant reçu un ordre « tir appuyé » peuvent <text:span text:style-name="T17">embarquer ou </text:span>débarquer <text:span text:style-name="T17">d</text:span>es <text:span text:style-name="T17">fantassins alliés</text:span> dans une zone de 3<text:span text:style-name="T17">p</text:span>s autour de leurs baies d'embarquement<text:span text:style-name="T16">.</text:span></text:p>
      <text:p text:style-name="P19"><text:span text:style-name="T3">IMPORTANT : Toutes les unités entrées sur le terrain au cours de cette phase reçoivent pour ce tour un ordre « mouvement » qui ne peut en aucun cas être modifié.</text:span></text:p>
      <text:p text:style-name="Title_20_Shobido_20_3"><text:soft-page-break/>Annexe</text:p>
      <text:p text:style-name="Title_20_Shobido_20_2">Fantassin / Blindé</text:p>
      <text:p text:style-name="Corpus_20_A">Les ordres qu'il est possible d'assigner et leurs effets sont légèrement différents selon qu'on donne un ordre à un fantassin ou a un <text:s/>blindé.</text:p>
      <text:p text:style-name="Title_20_Shobido_20_2">cavalerie</text:p>
      <text:p text:style-name="Corpus_20_A">La « cavalerie » ne peut pas recevoir d'ordre de « tir appuyé ». Cependant, sa capacité de mouvement est quadruplée au lieu de doublée en ordre de déplacement.</text:p>
      <text:p text:style-name="Title_20_Shobido_20_2">affuts</text:p>
      <text:p text:style-name="Corpus_20_A">Les « affuts » <text:s/>ne peuvent pas recevoir d'ordres de « manœuvre » ni de « mouvement ».</text:p>
      <text:p text:style-name="Title_20_Shobido_20_2">véhicules</text:p>
      <text:p text:style-name="Corpus_20_A">Les véhicules ne peuvent pas recevoir d'ordre de « déplacement ». </text:p>
      <text:p text:style-name="Corpus_20_A">En outre, ils ne peuvent pas recevoir d'ordre de « tir appuyé » s'ils avaient un ordre de « mouvement » au tour précédent. </text:p>
      <text:p text:style-name="Corpus_20_A">Réciproquement ils ne peuvent pas recevoir d'ordre de « mouvement » s'ils avaient un ordre de « tir appuyé » au tour précédent.</text:p>
      <text:h text:style-name="Title_20_Shobido_20_1" text:outline-level="1">Mouvement (2)</text:h>
      <text:p text:style-name="Corpus_20_A">1 – Phase décroissante :</text:p>
      <text:p text:style-name="Corpus_20_A">On saisit la valeur d'initiative la plus haute parmi les unités en jeu. Si les deux joueurs ont des <text:s/>unités possédant une telle valeur d'initiative, le joueur « Alpha » peut faire bouger ses unités en premier. Il peut également choisir de les faire attendre la phase croissante afin de voir plus précisément comment le tour se déroule. Ensuite le joueur « Oméga » procède de même.</text:p>
      <text:p text:style-name="Corpus_20_A">On passe à la valeur d'initiative immédiatement en dessous et les joueurs procèdent exactement de même jusqu'à ce que l'on ait atteint la valeur la plus faible d'initiative.</text:p>
      <text:p text:style-name="Corpus_20_A">2 – Phase croissante :</text:p>
      <text:p text:style-name="Corpus_20_A">Durant cette phase se déplacent les unités qui ne l'ont pas fait durant la phase décroissante.</text:p>
      <text:p text:style-name="Corpus_20_A">On part de la valeur d'initiative la plus faible. Si les deux joueurs ont des soldats possédant cette valeur d'initiative le joueur « Oméga » déplace ses unités en premier. Puis le joueur « Alpha » déplace ses soldats. </text:p>
      <text:p text:style-name="Corpus_20_A">On passe à la valeur d'initiative supérieure et on procède de la même manière jusqu'à ce que toutes les unités aient effectué leur mouvement.</text:p>
      <text:p text:style-name="Title_20_Shobido_20_3">Annexe</text:p>
      <text:p text:style-name="Title_20_Shobido_20_2">Tirs d'interceptions : </text:p>
      <text:p text:style-name="Corpus_20_A">Durant la phase de mouvement, une unité en « tir appuyé » peut tenter un tir d'interception sur une unité adverse si sa valeur d'initiative est supérieure ou égale à celle de l'unité en mouvement. Le tir d'interception peut avoir lieu à n'importe quel endroit du déplacement de l'unité visée. Le tir est résolu comme tout autre tir.</text:p>
      <text:p text:style-name="Corpus_20_A">IMPORTANT : Le bonus de 1 pour toucher associé d'habitude à l'ordre « tir appuyé » ne compte pas lors d'un tir d'interception.</text:p>
      <text:p text:style-name="Title_20_Shobido_20_2"><text:soft-page-break/>Grenades : </text:p>
      <text:p text:style-name="Corpus_20_A">A la fin de son mouvement, un soldat peut jeter ou fixer une grenade qu'il a à sa disposition s'il a reçu un ordre de « manœuvre » ou de « mouvement ». Les détails sur les effets, la portée et la fixation des grenades sont décrits dans le chapitre « Armurerie ».</text:p>
      <text:p text:style-name="P8"><text:span text:style-name="T2">DEPLACEMENT :</text:span></text:p>
      <text:p text:style-name="P18">Le mouvement des unités dépend de l'ordre qu'elles ont reçu :</text:p>
      <text:p text:style-name="P23">Les fantassins en « tir appuyé » ne peuvent pas se déplacer mais peuvent pivoter.</text:p>
      <text:p text:style-name="P23">Les fantassins en « manœuvre » peuvent se déplacer de 3ps.</text:p>
      <text:p text:style-name="P23">Les fantassins en « mouvement » peuvent se déplacer de leur capacité de mouvement : <text:span text:style-name="T2">(Mv)ps</text:span>.</text:p>
      <text:p text:style-name="P24">Les fantassins en « <text:span text:style-name="T2">re</text:span>dép<text:span text:style-name="T2">loi</text:span>ement » peuvent se déplacer <text:s/>de <text:span text:style-name="T2">deux fois</text:span> leur capacité <text:span text:style-name="T2">de m</text:span>ouvement : <text:span text:style-name="T2">(Mv x2)ps</text:span>.</text:p>
      <text:p text:style-name="P23">Les véhicules doivent se déplacer d'un mouvement qui est fonction de leur ordre et de leur rang (cf « tableau des véhicules »).</text:p>
      <text:p text:style-name="P5"><text:span text:style-name="T6">Restrictions de déplacement :</text:span></text:p>
      <text:p text:style-name="P21"><text:span text:style-name="T3">Attention : </text:span><text:span text:style-name="T4">Il est impossible d'utiliser un </text:span><text:span text:style-name="T3">déplacement</text:span><text:span text:style-name="T4"> autre que </text:span><text:span text:style-name="T3">celui de la</text:span><text:span text:style-name="T4"> « charge » pour effectuer un mouvement qui amènerai</text:span><text:span text:style-name="T5">t</text:span><text:span text:style-name="T4"> deux soldats valides </text:span><text:span text:style-name="T17">non engagés </text:span><text:span text:style-name="T4">de camps adverses à </text:span><text:span text:style-name="T17">être</text:span><text:span text:style-name="T4"> à moins d'1ps socle à socle au cours ou à la fin de ce mouvement. </text:span><text:span text:style-name="T17">Un soldat qui charge et qui rentre dans la zone de contrôle d’un ennemi est dès lors engagé avec lui (il est mis en contact socle à socle), même si cela doit lui faire pénétrer par la suite la zone de contrôle de 1 ou plusieurs autres ennemis.</text:span></text:p>
      <text:p text:style-name="P22"><text:span text:style-name="T6">Soldat valide non engagé : pas de déplacement dans sa zone de contrôle. Mouvement de charge contre lui <text:s/>autorisé.</text:span></text:p>
      <text:p text:style-name="P22"><text:span text:style-name="T6">Soldat valide engagé : Mouvement de charge <text:s/>contre lui non autorisé. </text:span><text:span text:style-name="T17">Pas de zone de contrôle.</text:span></text:p>
      <text:p text:style-name="P22"><text:span text:style-name="T6">Soldat bloqué : pas de restriction, </text:span><text:span text:style-name="T17">se relève si chargé mais combat avec -2CC pour le combat qui s’en suit.</text:span></text:p>
      <text:p text:style-name="P22"><text:span text:style-name="T6">Soldat au tapis : pas de restriction. </text:span><text:span text:style-name="T17">Est mis HC s’il est en contact socle à socle à la suite d’une charge</text:span><text:span text:style-name="T18"> </text:span><text:span text:style-name="T17">et qu’aucune intervention en sa faveur n’est réalisé ou que l’intervention est un </text:span><text:span text:style-name="T18">échec.</text:span></text:p>
      <text:p text:style-name="Corpus_20_A"><text:span text:style-name="T3"/></text:p>
      <text:h text:style-name="P3" text:outline-level="1"><text:soft-page-break/>Tir (3)</text:h>
      <text:p text:style-name="Title_20_Shobido_20_2">Tirs appuyés (1)</text:p>
      <text:p text:style-name="Corpus_20_A">Par ordre d'initiative décroissante les unités ayant reçu un ordre de « tir appuyé » font feu, sauf si elle l'ont déjà fait lors de la phase de mouvement (cf : « tir d'interception »). Si les deux joueurs ont des soldats possédant la même valeur d'initiative les soldats du joueur « Alpha » font feu avant les soldats du joueur « Oméga ».</text:p>
      <text:p text:style-name="Corpus_20_A">Les unités en « tir appuyé » ont un bonus pour toucher de 1 (cf « modificateurs de tir »).</text:p>
      <text:p text:style-name="Title_20_Shobido_20_2">tirs tactiques (2)</text:p>
      <text:p text:style-name="Corpus_20_A">Par ordre d'initiative décroissante les unités ayant reçu un ordre « mouvement » font feu ou déclarent une charge. Si les deux joueurs ont des soldats possédant la même valeur d'initiative les soldats du joueur « Alpha » font feu avant les soldats du joueur « Oméga ».</text:p>
      <text:p text:style-name="Corpus_20_A">Les unités en « mouvement » ont un malus pour toucher de 1 (cf « modificateurs de tir »).</text:p>
      <text:p text:style-name="Title_20_Shobido_20_2">tirs de riposte (3)</text:p>
      <text:p text:style-name="Corpus_20_A">Par ordre d'initiative décroissante les unités ayant reçu un ordre « manœuvre » font feu ou déclarent une charge. Si les deux joueurs ont des soldats possédant la même valeur d'initiative les soldats du joueur « Alpha » font feu avant les soldats du joueur « Oméga ».</text:p>
      <text:p text:style-name="Title_20_Shobido_20_3">annexe</text:p>
      <text:p text:style-name="Title_20_Shobido_20_2">Tir sur un corps a corps :</text:p>
      <text:p text:style-name="Corpus_20_A">Il est impossible de tirer sur un adversaire tant que celui-ci est « engagé ».</text:p>
      <text:p text:style-name="Title_20_Shobido_20_2">Tir a travers un corps a corps :</text:p>
      <text:p text:style-name="Corpus_20_A">Il est impossible de tirer sur un adversaire si la trajectoire du tir passe <text:span text:style-name="T3">dans</text:span> une zone de<text:span text:style-name="T1"> 3ps autour de tout soldat engagé.</text:span></text:p>
      <text:h text:style-name="P4" text:outline-level="1">Corps à corps (4)</text:h>
      <text:p text:style-name="P5">Mouvements de charge (1)</text:p>
      <text:p text:style-name="P9">Un <text:span text:style-name="T12">soldat</text:span> qui a reçu un ordre de manœuvre ou de mouvement et qui n'a pas tiré est éligible pour effectuer une charge.</text:p>
      <text:p text:style-name="P9">Par ordre d'initiative décroissante, puis à nouveau par ordre d’initiative croissante chaque unité éligible peut soit attendre et ne pas effectuer d'action, soit effectuer un mouvement de charge. Elle ne peut néanmoins effectuer une charge qu'une seule fois par phase de corps à corps.</text:p>
      <text:p text:style-name="P9">La distance maximale parcourue par les soldats lors d'une « charge » <text:s/>est de 4ps. La compétence « saut » amène ce maximum à 8ps.</text:p>
      <text:p text:style-name="P9">Un<text:span text:style-name="T7">e</text:span> charge <text:span text:style-name="T7">est un déplacement libre en direction tant qu’il n’amène pas le soldat qui l’effectue à finir son déplacement plus loin d’un soldat ennemi </text:span><text:span text:style-name="T8">valide non engagé</text:span><text:span text:style-name="T7"> qu</text:span><text:span text:style-name="T8">e</text:span><text:span text:style-name="T7"> ne l’était le soldat </text:span><text:span text:style-name="T8">valide non engagé </text:span><text:span text:style-name="T7">le plus proche avant d’effectuer sa charge.</text:span></text:p>
      <text:p text:style-name="P9">Tout contact entre deux unités ennemies <text:span text:style-name="T8">entraîne</text:span> l'ouverture d'un combat. Les combats sont résolus dès leur apparition, en prenant en compte l'état du terrain tel qu'il est sur le moment. </text:p>
      <text:p text:style-name="P10"><text:span text:style-name="T12">Un soldat bloqué chargé retrouve instantanément un statut valide, il combat cependant avec une CC diminuée de 2 points.</text:span></text:p>
      <text:p text:style-name="P10"><text:span text:style-name="T12">Un soldat au tapis chargé est automatiquement mis hors de combat, à moins qu’un soldat allié ne puisse déclarer une intervention contre mise à mort (et la réussisse).</text:span></text:p>
      <text:p text:style-name="P10"><text:span text:style-name="T12">La charge est le seul déplacement qui permette d’entrer dans la zone de contrôle d’un soldat ennemi, si plusieurs zones de contrôle doivet être pénétrées pour arriver au contact, cela reste possible à la condition.</text:span></text:p>
      <text:p text:style-name="P11"><text:soft-page-break/><text:span text:style-name="T13">Lorsqu’une charge amène à pénétrer la zone de cntrôle d’un ennemi, alors la charge doit se terminer en contact avec cet ennemi. Une fois qu’un soldat a pénétré la zone de contrôle d’un ennemi et qu’il termine sa charge vers cet ennemi, il ignore les zones de contrôle de tout autre soldat ennemi valide non engagé.</text:span></text:p>
      <text:p text:style-name="P5">combats (2)</text:p>
      <text:p text:style-name="P9">Comptez les soutiens des deux duellistes.</text:p>
      <text:p text:style-name="P21">Est considéré comme « soutien » tout soldat allié « valide » dont l'intégralité du socle est située à moins de 3ps du point de contact entre les socles des duellistes.</text:p>
      <text:p text:style-name="P9">Faites la différence entre le total des soutiens des deux duellistes. </text:p>
      <text:p text:style-name="P21">Si le résultat est nul il n'y a pas de bonus lié au soutien.</text:p>
      <text:p text:style-name="P21">Si le résultat est à l'avantage d'un duelliste, celui-ci reçoit un bonus en fonction de son avantage numérique :</text:p>
      <text:p text:style-name="P21">Soutien surnuméraire de :</text:p>
      <text:p text:style-name="P21"><text:tab/>1 donne 1D10 supplémentaire</text:p>
      <text:p text:style-name="P21"><text:tab/>2 donne 2D10 supplémentaires</text:p>
      <text:p text:style-name="P21"><text:tab/>3 donne 2D10 supplémentaires et +1 au résultat du meilleur jet.</text:p>
      <text:p text:style-name="P21"><text:tab/>4 et + donnent 2D10 supplémentaires et +2 au résultat du meilleur jet.</text:p>
      <text:p text:style-name="P9">Lancez 1D10 pour chacun des deux duellistes.</text:p>
      <text:p text:style-name="P21">Si un duelliste bénéficie d'un bonus de soutien, lancez pour lui 1D10 ou 2D10 supplémentaires en fonction de la valeur de cet avantage. </text:p>
      <text:p text:style-name="P21">Si un duelliste possède une arme de corps à corps lancez pour lui 1D10 supplémentaire.</text:p>
      <text:p text:style-name="P9">Conservez le résultat de D10 le plus avantageux pour votre soldat parmi les résultats obtenus sur le ou les (au maximum 4) dés que vous avez lancé pour lui.</text:p>
      <text:p text:style-name="P9">Ajoutez à ce résultat la capacité de combat (CC) de votre soldat, et éventuellement :</text:p>
      <text:p text:style-name="P21">Si un duelliste bénéficie d'un bonus de soutien de 3 ajoutez 1 à son résultat.</text:p>
      <text:p text:style-name="P21">Si un duelliste bénéficie d'un bonus de soutien de 4 ou plus ajoutez 2 à son résultat.</text:p>
      <text:p text:style-name="P21">Si un duelliste a reçu l'ordre « tir appuyé » il retranche 4 à son résultat.</text:p>
      <text:p text:style-name="P21">Si un duelliste a reçu l'ordre « manœuvre » ou « mouvement » mais qu'il a tiré, il retranche 2 à son résultat.</text:p>
      <text:p text:style-name="P21">Si un duelliste a reçu l'ordre « déplacement » ou qu'il était « bloqué » avant ce combat, il retranche 2 à son résultat.</text:p>
      <text:p text:style-name="P9">Comparez les résultats finals des deux duellistes.</text:p>
      <text:p text:style-name="P21">En cas d'égalité, ou si la différence de score est de <text:span text:style-name="T9">3</text:span> point<text:span text:style-name="T9">s au maximum</text:span>, le résultat du duel est déclaré « incertain », <text:span text:style-name="T9">les 2 soldats subissent une touche de leur adversaire.</text:span></text:p>
      <text:p text:style-name="P21">Si l'un des deux duellistes a un score supérieur de <text:span text:style-name="T9">4</text:span> <text:span text:style-name="T9">à 6</text:span> points à celui de son adversaire il ne subit pas de touche, en revanche son adversaire est touché et doit faire un « test de sauvegarde ».</text:p>
      <text:p text:style-name="P21">Si l'un des deux duellistes a un score supérieur de <text:span text:style-name="T9">7</text:span> ou <text:span text:style-name="T9">8</text:span> points à celui de son adversaire il ne subit pas de touche, en revanche son adversaire est touché deux fois et doit faire deux « tests de sauvegarde ».</text:p>
      <text:p text:style-name="P21">Si l'un des deux duellistes a un score supérieur de <text:span text:style-name="T9">9</text:span> points ou plus à celui de son adversaire il ne subit pas de touche, en revanche son adversaire est touché trois fois et doit faire trois « tests de sauvegarde ».</text:p>
      <text:p text:style-name="P9">Un soldat « <text:span text:style-name="T9">oppressé »</text:span> peut tenter une esquive avant la résolution de cette ou ces touches. Cf « test d'esquive ».</text:p>
      <text:p text:style-name="P5"><text:span text:style-name="T14">RESOLUTION Des Touches ET </text:span>esquives</text:p>
      <text:p text:style-name="P12"><text:span text:style-name="T14">Touches :</text:span></text:p>
      <text:p text:style-name="P12"><text:span text:style-name="T14">Tests de sauvegardes, tout echec entraine jet de blessure avec résultats « bléssé léger » comptant comme « au tapis ».</text:span></text:p>
      <text:p text:style-name="P12"><text:span text:style-name="T14"/></text:p>
      <text:p text:style-name="P12"><text:span text:style-name="T14">Esquive :</text:span></text:p>
      <text:p text:style-name="P13"><text:span text:style-name="T10">Duel d’initiative : (Ini+D10 comparé à Ini+D10 adverse)</text:span></text:p>
      <text:p text:style-name="P13"><text:soft-page-break/><text:span text:style-name="T10">Dans tous les cas, le soldat qui tente l’esquive échange de place avec un soldat allié valide en soutien (qui devient de fait engagé avec le vis à vis → n’entraine pas un combat immédiat) ou effectue un mouvement de panique.</text:span></text:p>
      <text:p text:style-name="P13"><text:span text:style-name="T10">Réussite = soldat </text:span><text:span text:style-name="T14">qui esquive est</text:span><text:span text:style-name="T10"> bloqué</text:span></text:p>
      <text:p text:style-name="P13"><text:span text:style-name="T10">Echec = soldat </text:span><text:span text:style-name="T14">qui esquive </text:span><text:span text:style-name="T10">est mis au tapis</text:span></text:p>
      <text:p text:style-name="P13"><text:span text:style-name="T10">Attention les soldats implacables ne peuvent pas effectuer d’esquives.</text:span></text:p>
      <text:p text:style-name="P13"><text:span text:style-name="T10">Attention les soldats qui provoquent la peur obligent leurs adversaires à toujours tenter une esquive.</text:span></text:p>
      <text:p text:style-name="P13"><text:span text:style-name="T10">Attention les soldats gladiateurs ne permettent pas à leurs adversaires d’effectuer des esquives. </text:span></text:p>
      <text:p text:style-name="P20">annexe</text:p>
      <text:p text:style-name="P7">Rappel </text:p>
      <text:p text:style-name="P23">« tir appuyé » donne un malus de 4 en CC.</text:p>
      <text:p text:style-name="P23">« manœuvre » donne un malus de 2 en CC si le soldat a tiré.</text:p>
      <text:p text:style-name="P23">« mouvement » donne un malus de 2 en CC si le soldat a tiré.</text:p>
      <text:p text:style-name="P23">« déplacement » ne donne ni bonus, ni malus.</text:p>
      <text:p text:style-name="P23">« bloqué » donne un malus de 2.</text:p>
      <text:p text:style-name="P23">« au tapis » un soldat au tapis ne peut pas se battre, il sera automatiquement mis « hors combat » s'il est <text:span text:style-name="T18">chargé</text:span> par un adversaire <text:span text:style-name="T18">et qu’aucun allié ne prend sa place en réalisant une intervention</text:span>.</text:p>
      <text:h text:style-name="Title_20_Shobido_20_1" text:outline-level="1">Ralliement (5)</text:h>
      <text:p text:style-name="Title_20_Shobido_20_2">Explosions grenades Antichars (1)</text:p>
      <text:p text:style-name="Corpus_20_A">Les grenades à plasma ou à fusion qui ont été appliquées sur des blindés détonnent et leurs effets sont applicables immédiatement. On effectue un « jet de dégât groupé »sur le blindé en utilisant le « perçage » et la « charge » du type de grenade concerné.</text:p>
      <text:p text:style-name="Title_20_Shobido_20_2">Évolution des nuages (2)</text:p>
      <text:p text:style-name="Corpus_20_A">Les gaz et fumigènes se déplacent au gré des vents ou se dissipent. On effectue un « jet d'évolution de nuage » pour chaque nuage de gaz et de fumigènes :</text:p>
      <text:p text:style-name="Corpus_20_A">Une fois les jet effectués, on ajoute 1 à l'âge de tous les nuages.</text:p>
      <text:p text:style-name="Title_20_Shobido_20_2">explosions DES VEHICULES (3)</text:p>
      <text:p text:style-name="Corpus_20_A">Les véhicules dont les dégâts à l'ensemble « réservoir » ont atteint la marque « X » perdent un point dans leurs ensembles « propulsion » et « moteur ».</text:p>
      <text:p text:style-name="Corpus_20_A">Les véhicules dont les dégâts à l'ensemble « réservoir » ont atteint la marque « Y » effectuent un « test d'explosion ».</text:p>
      <text:p text:style-name="Corpus_20_A">Les véhicules dont le réservoir est détruit, ou autrement dit, les véhicules dont les dégâts à l'ensemble « réservoir » sont maximums (aucun point restant) explosent maintenant.</text:p>
      <text:p text:style-name="Title_20_Shobido_20_2">objectifs (4)</text:p>
      <text:p text:style-name="Corpus_20_A">Les marqueurs objectifs (pions butins ou personnages objectifs) sont perdus par les fantassins « bloqués » ou « au tapis »</text:p>
      <text:p text:style-name="Corpus_20_A">Ils peuvent être ramassés par les fantassins « valides » dans un rayon de 2ps autour d'eux.</text:p>
      <text:p text:style-name="Corpus_20_A">Si un marqueur objectif qui n'est pas encore en possession d'un camp ou de l'autre est à la portée de 2 fantassins de factions ennemies, le marqueur reste au sol.</text:p>
      <text:p text:style-name="Title_20_Shobido_20_2"><text:soft-page-break/>réparations (5)</text:p>
      <text:p text:style-name="Corpus_20_A">Tous les blindés qui ont perdu au moins un point dans un de leurs ensembles peuvent effectuer un « test de réparation ».</text:p>
      <text:p text:style-name="Corpus_20_A">Un blindé qui reçoit un ordre de « réparation » dispose de 3 « tests de réparation ».</text:p>
      <text:p text:style-name="P5">déblocage &amp; panique (6<text:span text:style-name="T18">)</text:span></text:p>
      <text:p text:style-name="P16">Tout soldat <text:span text:style-name="T11">bloqué effectue un test de moral . Réussite = débloqué. </text:span></text:p>
      <text:p text:style-name="P16"><text:span text:style-name="T11">Echec </text:span><text:span text:style-name="T19">mais </text:span><text:span text:style-name="T11">avec moins de 3points par rapport à sa valeur de Cd = reste bloqué. </text:span></text:p>
      <text:p text:style-name="P16"><text:span text:style-name="T11">Tout autre échec et tout résultat de 1 = mouvement de panique. </text:span></text:p>
      <text:p text:style-name="P14"><text:span text:style-name="T11">Exemple : </text:span></text:p>
      <text:p text:style-name="P14"><text:span text:style-name="T14">U</text:span>n mouvement de « panique » s'effectue strictement dans la direction du pion marquant la zone de retraite du soldat, d'un nombre de « pas » égal à <text:span text:style-name="T11">sa capacité de déplacement </text:span><text:span text:style-name="T14">(Mv) </text:span>et en conservant son état « bloqué ». Lors de ce mouvement le soldat n'engagera jamais l'ennemi, pas même s'il finit son mouvement en contact socle à socle avec l'un d'eux.</text:p>
      <text:p text:style-name="P12"><text:span text:style-name="T14">Un soldat bloqué en contact socle à socle ou dans la zone de contrôle d’un soldat ennemi, qui retrouve un état valide, engage immédiatement le soldat ennemi à moins d’1ps le plus proche. </text:span></text:p>
      <text:p text:style-name="Title_20_Shobido_20_2">soins (7)</text:p>
      <text:p text:style-name="Corpus_20_A">Tous les soldats « au tapis » effectuent un « jet de bless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list-style-name="" style:master-page-name="">
      <style:paragraph-properties fo:margin-top="0cm" fo:margin-bottom="0.101cm" style:contextual-spacing="false" fo:text-align="center" style:justify-single-word="false" style:page-number="auto" fo:break-before="column" fo:background-color="transparent" fo:padding="0.049cm" fo:border="0.06pt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style:contextual-spacing="false" fo:keep-together="always" style:page-number="auto" fo:padding="0.049cm" fo:border="0.06pt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style:contextual-spacing="false"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6pt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fo:border="0.06pt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Tour de jeu : Phases</text:p>
      </style:header>
      <style:footer>
        <text:p text:style-name="MP1">1 <text:s/>: <text:s/><text:page-number text:select-page="current">7</text:page-number> / <text:page-count>7</text:page-count></text:p>
      </style:footer>
      <style:footer-left style:display="false">
        <text:p text:style-name="MP2">1 <text:s/>: <text:s/><text:page-number text:select-page="current">6</text:page-number> /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7H58M50S</meta:editing-duration>
    <meta:editing-cycles>57</meta:editing-cycles>
    <meta:generator>LibreOffice/4.0.5.2$Windows_x86 LibreOffice_project/5464147a081647a250913f19c0715bca595af2f</meta:generator>
    <dc:date>2013-12-22T18:23:13.22</dc:date>
    <meta:document-statistic meta:table-count="0" meta:image-count="0" meta:object-count="0" meta:page-count="7" meta:paragraph-count="164" meta:word-count="3089" meta:character-count="17082" meta:non-whitespace-character-count="14124"/>
    <meta:user-defined meta:name="Info 1"/>
    <meta:user-defined meta:name="Info 2"/>
    <meta:user-defined meta:name="Info 3"/>
    <meta:user-defined meta:name="Info 4"/>
  </office:meta>
</office:document-meta>
</file>